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445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3.3972in"/>
    </style:style>
    <style:style style:name="co8" style:family="table-column">
      <style:table-column-properties fo:break-before="auto" style:column-width="3.7362in"/>
    </style:style>
    <style:style style:name="co9" style:family="table-column">
      <style:table-column-properties fo:break-before="auto" style:column-width="3.4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5799in" fo:break-before="auto" style:use-optimal-row-height="false"/>
    </style:style>
    <style:style style:name="ro5" style:family="table-row">
      <style:table-row-properties style:row-height="0.8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4" style:family="table-cell" style:parent-style-name="Default">
      <style:table-cell-properties fo:wrap-option="wrap" style:vertical-align="top"/>
      <style:text-properties fo:font-style="italic" style:font-style-asian="italic" style:font-style-complex="italic"/>
    </style:style>
    <style:style style:name="ta_extref" style:family="table">
      <style:table-properties table:display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Planned Feature Status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Feature Name</text:p>
          </table:table-cell>
          <table:table-cell table:style-name="ce2" office:value-type="string">
            <text:p>Status </text:p>
          </table:table-cell>
          <table:table-cell table:style-name="ce2" office:value-type="string">
            <text:p>Responsible</text:p>
          </table:table-cell>
          <table:table-cell table:style-name="ce2" office:value-type="string">
            <text:p>Rem. hrs. pre-QA</text:p>
          </table:table-cell>
          <table:table-cell table:style-name="ce2" office:value-type="string">
            <text:p>Feature Detail</text:p>
          </table:table-cell>
          <table:table-cell table:style-name="ce2" office:value-type="string">
            <text:p>Blocking Issues</text:p>
          </table:table-cell>
          <table:table-cell table:style-name="ce2" office:value-type="string">
            <text:p>Feature Notes</text:p>
          </table:table-cell>
          <table:table-cell table:style-name="ce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3">
          <table:table-cell office:value-type="string">
            <text:p>Refresh browser using async received screen description.</text:p>
          </table:table-cell>
          <table:table-cell office:value-type="string">
            <text:p>Prototyping; Completion goal: 02/03/12</text:p>
          </table:table-cell>
          <table:table-cell office:value-type="string">
            <text:p>Max</text:p>
          </table:table-cell>
          <table:table-cell table:style-name="ce3"/>
          <table:table-cell office:value-type="string">
            <text:p>App engine tells Pushy "refresh, and display this screen [X]" <text:s/>The X is some abstract interactive specification for a screen with related behavor.</text:p>
          </table:table-cell>
          <table:table-cell/>
          <table:table-cell office:value-type="string">
            <text:p>JS code from default.html will be moved to separate .js files to manage associated behavior rules; same with CSS to manage associated appearan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office:value-type="string">
            <text:p>Process abstract interactive screen description and render to web client.</text:p>
          </table:table-cell>
          <table:table-cell office:value-type="string">
            <text:p>Prototyping; Completion goal: 02/03/12</text:p>
          </table:table-cell>
          <table:table-cell office:value-type="string">
            <text:p>Max</text:p>
          </table:table-cell>
          <table:table-cell/>
          <table:table-cell office:value-type="string">
            <text:p>This description is supplied using JVM objects - do <text:span text:style-name="T2">not</text:span> define a document format in XML.</text:p>
          </table:table-cell>
          <table:table-cell table:number-columns-repeated="1019"/>
        </table:table-row>
        <table:table-row table:style-name="ro4">
          <table:table-cell office:value-type="string">
            <text:p>Basic structure of GUI</text:p>
          </table:table-cell>
          <table:table-cell office:value-type="string">
            <text:p>Committed to Friendularity 01/28/12</text:p>
          </table:table-cell>
          <table:table-cell office:value-type="string">
            <text:p>Max</text:p>
          </table:table-cell>
          <table:table-cell/>
          <table:table-cell office:value-type="string">
            <text:p>Outline of "empty" div elements with change rules; written on Liftweb Framework</text:p>
          </table:table-cell>
          <table:table-cell table:number-columns-repeated="1019"/>
        </table:table-row>
        <table:table-row table:style-name="ro5">
          <table:table-cell office:value-type="string">
            <text:p>Sound FX</text:p>
          </table:table-cell>
          <table:table-cell office:value-type="string">
            <text:p><text:span text:style-name="T1">Prototyping HOLD</text:span>; see Feature Notes</text:p>
          </table:table-cell>
          <table:table-cell office:value-type="string">
            <text:p>Max</text:p>
          </table:table-cell>
          <table:table-cell/>
          <table:table-cell office:value-type="string">
            <text:p>Sound effects applied to actions in GUI of web app.</text:p>
          </table:table-cell>
          <table:table-cell table:style-name="ce4" office:value-type="string">
            <text:p>Cannot find suitable audio material under proper licensing for enterprise usage. <text:s/>May require in-house production of audio materials. </text:p>
          </table:table-cell>
          <table:table-cell office:value-type="string">
            <text:p>Have access to pro recording equip + analog synths; can record quality sounds in a matter of hours. <text:s/>Could solve issue of future needs for GUI sounds to be used in-house?</text:p>
          </table:table-cell>
          <table:table-cell table:number-columns-repeated="1017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01/29/2012</text:date>, <text:time>19:4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36M26S</meta:editing-duration>
    <meta:editing-cycles>11</meta:editing-cycles>
    <meta:generator>OpenOffice.org/3.2$Win32 OpenOffice.org_project/320m12$Build-9483</meta:generator>
    <dc:date>2012-01-29T19:45:57.19</dc:date>
    <dc:creator>henry Falwell</dc:creator>
    <meta:document-statistic meta:table-count="3" meta:cell-count="26" meta:object-count="0"/>
    <meta:user-defined meta:name="Info 1"/>
    <meta:user-defined meta:name="Info 2"/>
    <meta:user-defined meta:name="Info 3"/>
    <meta:user-defined meta:name="Info 4"/>
  </office:meta>
</office:document-meta>
</file>